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text-properties officeooo:paragraph-rsid="0001507a"/>
    </style:style>
    <style:style style:name="P2" style:family="paragraph" style:parent-style-name="Text_20_body">
      <style:paragraph-properties fo:margin-left="0cm" fo:margin-right="0cm" fo:text-indent="0cm" style:auto-text-indent="false" fo:padding="0.049cm" fo:border="0.06pt solid #d9d9e3"/>
      <style:text-properties officeooo:paragraph-rsid="00026eb2"/>
    </style:style>
    <style:style style:name="T1" style:family="text">
      <style:text-properties officeooo:rsid="0001507a" loext:padding="0.049cm" loext:border="0.06pt solid #d9d9e3"/>
    </style:style>
    <style:style style:name="T2" style:family="text">
      <style:text-properties fo:color="#c9211e" loext:opacity="100%"/>
    </style:style>
    <style:style style:name="T3" style:family="text">
      <style:text-properties fo:color="#c9211e" loext:opacity="100%" officeooo:rsid="0001507a" loext:padding="0.049cm" loext:border="0.06pt solid #d9d9e3"/>
    </style:style>
    <style:style style:name="T4" style:family="text">
      <style:text-properties fo:color="#c9211e" loext:opacity="100%" officeooo:rsid="00026eb2" loext:padding="0.049cm" loext:border="0.06pt solid #d9d9e3"/>
    </style:style>
    <style:style style:name="T5" style:family="text">
      <style:text-properties style:text-underline-style="solid" style:text-underline-width="auto" style:text-underline-color="font-color" officeooo:rsid="00026eb2" loext:padding="0.049cm" loext:border="0.06pt solid #d9d9e3"/>
    </style:style>
    <style:style style:name="T6" style:family="text">
      <style:text-properties officeooo:rsid="00026eb2" loext:padding="0.049cm" loext:border="0.06pt solid #d9d9e3"/>
    </style:style>
    <style:style style:name="T7" style:family="text">
      <style:text-properties fo:color="#ffd320" loext:opacity="100%" officeooo:rsid="00026eb2" loext:padding="0.049cm" loext:border="0.06pt solid #d9d9e3"/>
    </style:style>
    <style:style style:name="T8" style:family="text">
      <style:text-properties fo:color="#579d1c" loext:opacity="100%" officeooo:rsid="00026eb2"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3">Presentación</text:span></text:span></text:p>
      <text:p text:style-name="P1"><text:span text:style-name="Strong_20_Emphasis"><text:span text:style-name="T1">Hola Abelardo,</text:span></text:span></text:p>
      <text:p text:style-name="P1"><text:span text:style-name="Strong_20_Emphasis"><text:span text:style-name="T1">Estoy un poco nervioso por que es mi primera entrevista en ingles y mi segunda entrevista para la presentar una aplicación.</text:span></text:span></text:p>
      <text:p text:style-name="P1"><text:span text:style-name="Strong_20_Emphasis"><text:span text:style-name="T1">Así que para mi, va a ser difícil.</text:span></text:span></text:p>
      <text:p text:style-name="P1"><text:span text:style-name="Strong_20_Emphasis"><text:span text:style-name="T3">Presentación </text:span></text:span><text:span text:style-name="Strong_20_Emphasis"><text:span text:style-name="T4">primera </text:span></text:span><text:span text:style-name="Strong_20_Emphasis"><text:span text:style-name="T3">app</text:span></text:span></text:p>
      <text:p text:style-name="P1"><text:span text:style-name="Strong_20_Emphasis"><text:span text:style-name="T1">Esta es la aplicación de la primera evaluable.</text:span></text:span></text:p>
      <text:p text:style-name="P1"><text:span text:style-name="Strong_20_Emphasis"><text:span text:style-name="T1">Se trata de una aplicación para almacenar y leer información </text:span></text:span><text:span text:style-name="Strong_20_Emphasis"><text:span text:style-name="T6">en CSV y XML </text:span></text:span><text:span text:style-name="Strong_20_Emphasis"><text:span text:style-name="T1">de un torneo de ajedrez. Voy a explicarte el código.</text:span></text:span></text:p>
      <text:p text:style-name="P1"><text:span text:style-name="Strong_20_Emphasis"><text:span text:style-name="T3">Código Main()</text:span></text:span></text:p>
      <text:p text:style-name="P1"><text:span text:style-name="Strong_20_Emphasis"><text:span text:style-name="T1">Importo todas las librerías necesarias</text:span></text:span></text:p>
      <text:p text:style-name="P1"><text:span text:style-name="Strong_20_Emphasis"><text:span text:style-name="T1">Creo la clase <text:s/>GestChessPlayers que es la encargada de realizar la función de “main”.</text:span></text:span></text:p>
      <text:p text:style-name="P1"><text:span text:style-name="Strong_20_Emphasis"><text:span text:style-name="T1">Utilizo un “do-while “ para mostrar el menú y espero a que el usuario introduzca la opción, que si no fuera valida, devuelve un “print” de “option not selectable”. El bucle seguirá funcionando hasta que el usuario introduzca la opción cero.</text:span></text:span></text:p>
      <text:p text:style-name="P1"><text:span text:style-name="Strong_20_Emphasis"><text:span text:style-name="T1">Cada una de las opciones pasan por un “switch” el cual se encarga de llamar al método correcto. Esta encapsulado en el “try-catch” para que si en el programa ocurre cualquier error, sea recogido aquí.</text:span></text:span></text:p>
      <text:p text:style-name="P1"><text:span text:style-name="Strong_20_Emphasis"><text:span text:style-name="T3">Introduccion a “AddPlayers()”</text:span></text:span></text:p>
      <text:p text:style-name="P1"><text:span text:style-name="Strong_20_Emphasis"><text:span text:style-name="T1">En el caso de introducir la opción uno, llamará al método addPlayers de la clase TournamentPlayers, que es la encargada con un bucle de crear y almacenar la información de los jugadores en la arraylist “arPlayersChess” como objetos tipo “PlayersChess”.</text:span></text:span></text:p>
      <text:p text:style-name="P1"><text:span text:style-name="Strong_20_Emphasis"><text:span text:style-name="T1">El objeto tipo playerchess almacena la Id, el nombre y el país como “strings”, mientras que las puntuaciones sera almacenada en un “array” tipo “float”.</text:span></text:span></text:p>
      <text:p text:style-name="P1"><text:span text:style-name="Strong_20_Emphasis"><text:span text:style-name="T1">El usuario al introducir cero en el campo id, la aplicación llamará a las funciones “savePlayersToCSV()” y a la funcion “savePlayersToXML()” para almacenar los jugadores tanto en el CSV como en el XML, después volverá al “Main”</text:span></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oft-page-break/><text:span text:style-name="Strong_20_Emphasis"><text:span text:style-name="T3">Introducción a “savePlayersToCSV()”</text:span></text:span></text:p>
      <text:p text:style-name="P1"><text:span text:style-name="Strong_20_Emphasis"><text:span text:style-name="T1">El metodo “savePlayersToCSV()” itera todos los objetos jugadores y los almacena como un “string” con saltos de linea entre cada jugador, utilizando el metodo “.toString()” de la clase “PlayersChess” que tiene el formato “id, name, country, score1, score2 and score3” separado por comas.</text:span></text:span></text:p>
      <text:p text:style-name="P1"><text:span text:style-name="Strong_20_Emphasis"><text:span text:style-name="T1">Después es almacenado en una archivo de texto plano con el nombre de “ChessPlayers.csv” pasado por argumento desde el main.</text:span></text:span></text:p>
      <text:p text:style-name="P1"><text:span text:style-name="Strong_20_Emphasis"><text:span text:style-name="T1">Introduccion a “savePlayersToXML”</text:span></text:span></text:p>
      <text:p text:style-name="P1"><text:span text:style-name="Strong_20_Emphasis"><text:span text:style-name="T1">El metodo “savePlayersToXML” se encarga de guardar la información en el archivo “ChessPlayers.xml” pasado por argumento desde el main.</text:span></text:span></text:p>
      <text:p text:style-name="P1"><text:span text:style-name="Strong_20_Emphasis"><text:span text:style-name="T1">Utiliza “DocumentBuilderFactory” para obtener “DocumentBuilder. Despues, se crea el documento XML vacío con el nombre de raíz “Players”.</text:span></text:span></text:p>
      <text:p text:style-name="P1"><text:span text:style-name="Strong_20_Emphasis"><text:span text:style-name="T1">Con “for-each” recorre la lista y se genera un nodo por cada jugador.</text:span></text:span></text:p>
      <text:p text:style-name="P1"><text:span text:style-name="Strong_20_Emphasis"><text:span text:style-name="T1">Dentro de cada nodo de los diferentes jugadores se crean nodos de “id, name, country” y para cada una de las puntuaciones. Ademas se calcula la puntuación total y se almacena en otro nodo.</text:span></text:span></text:p>
      <text:p text:style-name="P1"><text:span text:style-name="Strong_20_Emphasis"><text:span text:style-name="T1">Por ultimo se transforma y se guarda en el archivo “ChessPlayers.xml”.</text:span></text:span></text:p>
      <text:p text:style-name="P1"><text:span text:style-name="Strong_20_Emphasis"><text:span text:style-name="T3">Introducción readPlayersFromXML()</text:span></text:span></text:p>
      <text:p text:style-name="P1"><text:span text:style-name="Strong_20_Emphasis"><text:span text:style-name="T1">Si en el main, el usuario introduce la opción dos, el programa llama a la función “readPlayersFromXML()”. </text:span></text:span><text:span text:style-name="Strong_20_Emphasis"><text:span text:style-name="T6">L</text:span></text:span><text:span text:style-name="Strong_20_Emphasis"><text:span text:style-name="T1">ee el archivo, normaliza, crea una lista de nodos llamados “nlstPlayer”e itera los nodos “players” e imprime por pantalla su información.</text:span></text:span></text:p>
      <text:p text:style-name="P1"><text:span text:style-name="Strong_20_Emphasis"><text:span text:style-name="T1">Después vuelve al main.</text:span></text:span></text:p>
      <text:p text:style-name="P1"><text:span text:style-name="Strong_20_Emphasis"><text:span text:style-name="T3">Introducción convertXMLToHTMLWithXSL()</text:span></text:span></text:p>
      <text:p text:style-name="P1"><text:span text:style-name="Strong_20_Emphasis"><text:span text:style-name="T1">Si en el main, el usuario introduce la opción tres, el programa llama a la función “convertXMLToHTMLWithXSL”. </text:span></text:span><text:span text:style-name="Strong_20_Emphasis"><text:span text:style-name="T6">Toma el XML creado antes y un XSL modelo, se aplica la transformación del “XSLT” al “XML” y lo almacena el resultado en el StringWriter.</text:span></text:span></text:p>
      <text:p text:style-name="P2"><text:span text:style-name="Strong_20_Emphasis"><text:span text:style-name="T6">Por ultimo escribe el contenido en un archivo HTML utilizando el FileWriter e imprime por terminal “HTML generated successfully” y vuelve al “main”.</text:span></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oft-page-break/><text:span text:style-name="Strong_20_Emphasis"><text:span text:style-name="T4">Introducción modifyRating()</text:span></text:span></text:p>
      <text:p text:style-name="P2"><text:span text:style-name="Strong_20_Emphasis"><text:span text:style-name="T6">Si en el main, el usuario introduce la opcion 4, el programa llama a la función “modifyRating”. Pide al usuario que introduzca el ID del jugador, la partida y la puntuación que se quiere modificar. El programa busca el elemento del jugador en el XML que coincide con el ID introducido por el usuario y se actualiza la puntuación dejando el resto con los mismos valores.</text:span></text:span></text:p>
      <text:p text:style-name="P2"><text:span text:style-name="Strong_20_Emphasis"><text:span text:style-name="T6">Transformara el documento y sobrescribe el XML.</text:span></text:span></text:p>
      <text:p text:style-name="P2"><text:span text:style-name="Strong_20_Emphasis"><text:span text:style-name="T6">También lee el archivo CSV, actualiza la puntuación y sobrescribe el archivo.</text:span></text:span></text:p>
      <text:p text:style-name="P2"><text:span text:style-name="Strong_20_Emphasis"><text:span text:style-name="T6">Después vuelve al main.</text:span></text:span></text:p>
      <text:p text:style-name="P2"><text:span text:style-name="Strong_20_Emphasis"><text:span text:style-name="T4">Introducción chessMasterCandidates()</text:span></text:span></text:p>
      <text:p text:style-name="P2"><text:span text:style-name="Strong_20_Emphasis"><text:span text:style-name="T6">Si en el main, el usuario introduce la opción 5, el programa llama a la funcion “chessMasterCandidates(). Lee el archivo CSV, y jugador por jugador verifica si la suma de sus puntos es igual a tres. Si lo es lo añade a la lista de candidatos.</text:span></text:span></text:p>
      <text:p text:style-name="P2"><text:span text:style-name="Strong_20_Emphasis"><text:span text:style-name="T6">Guarda los jugadores candidatos en “Candidates.xml” y mediante la función “convertXMLToHTMLWithXSL()” vista antes, genera el HTML</text:span></text:span></text:p>
      <text:p text:style-name="P2"><text:span text:style-name="Strong_20_Emphasis"><text:span text:style-name="T6"/></text:span></text:p>
      <text:p text:style-name="P2"><text:span text:style-name="Strong_20_Emphasis"><text:span text:style-name="T6">vale, la </text:span></text:span><text:span text:style-name="Strong_20_Emphasis"><text:span text:style-name="T5">explicación</text:span></text:span><text:span text:style-name="Strong_20_Emphasis"><text:span text:style-name="T6"> de esta app termina aquí.</text:span></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oft-page-break/><text:span text:style-name="Strong_20_Emphasis"><text:span text:style-name="T4">Segunda App</text:span></text:span></text:p>
      <text:p text:style-name="P2"><text:span text:style-name="Strong_20_Emphasis"><text:span text:style-name="T6">La segunda app consiste en lo mismo pero no usa CSV ni XML. Usa SQLite y MongoDB para almacenar la información de los jugadores de ajedrez.</text:span></text:span></text:p>
      <text:p text:style-name="P2"><text:span text:style-name="Strong_20_Emphasis"><text:span text:style-name="T4">Main()</text:span></text:span></text:p>
      <text:p text:style-name="P2"><text:span text:style-name="Strong_20_Emphasis"><text:span text:style-name="T6">El “main” se comporta igual que en la app anterior pero cambiando los metodos a los que llama. Ademas de contener la configuraciones de Mongo y de SQLite.</text:span></text:span></text:p>
      <text:p text:style-name="P2"><text:span text:style-name="Strong_20_Emphasis"><text:span text:style-name="T6">Para cada tipo de base de datos he realizado una clase diferente para poder gestionarlo desde la clase TournamentPlayers.</text:span></text:span></text:p>
      <text:p text:style-name="P2"><text:span text:style-name="Strong_20_Emphasis"><text:span text:style-name="T4">PlayersChess()</text:span></text:span></text:p>
      <text:p text:style-name="P2"><text:span text:style-name="Strong_20_Emphasis"><text:span text:style-name="T6">La clase “PlayersChess()” sigue siendo la misma.</text:span></text:span><text:span text:style-name="T4"/></text:p>
      <text:p text:style-name="P2"><text:span text:style-name="Strong_20_Emphasis"><text:span text:style-name="T4">SQLiteOperations()</text:span></text:span></text:p>
      <text:p text:style-name="P2"><text:span text:style-name="Strong_20_Emphasis"><text:span text:style-name="T6">La clase “SQLiteOperations()” contiene los métodos para conectar, crear tablas si no existieran, imprimir tabla, borrar datos y cerra conexión con la base de datos de SQLite. Que se irán llamando según la necesidad desde el “main” o desde “tournamentplayers”</text:span></text:span></text:p>
      <text:p text:style-name="P2"><text:span text:style-name="Strong_20_Emphasis"><text:span text:style-name="T4">MongoOperations()</text:span></text:span></text:p>
      <text:p text:style-name="P2"><text:span text:style-name="Strong_20_Emphasis"><text:span text:style-name="T6">La clase “MongoOperations()” contiene los métodos para conectar, crear colecciones si no existieran, borrar colecciones si existieran, verificar colecciones y cerrar conexiones. Que se llamarán desde el “main” o desde “tournamentplayers”</text:span></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oft-page-break/><text:span text:style-name="Strong_20_Emphasis"><text:span text:style-name="T4">TournamentPlayers()</text:span></text:span></text:p>
      <text:p text:style-name="P2"><text:span text:style-name="Strong_20_Emphasis"><text:span text:style-name="T8">La clase “TournamentPlayers() </text:span></text:span><text:span text:style-name="Strong_20_Emphasis"><text:span text:style-name="T6">sirve para todo lo relacionado con jugadores de ajedrez en el torneo.</text:span></text:span></text:p>
      <text:p text:style-name="P2"><text:span text:style-name="Strong_20_Emphasis"><text:span text:style-name="T8">El metodo getChessPlayersAndScore()</text:span></text:span><text:span text:style-name="Strong_20_Emphasis"><text:span text:style-name="T6"> es la misma que AddPlayers en la otra aplicación.</text:span></text:span></text:p>
      <text:p text:style-name="P2"><text:span text:style-name="Strong_20_Emphasis"><text:span text:style-name="T8">El metodo “writePlayersToDB_usingJDBC”</text:span></text:span><text:span text:style-name="Strong_20_Emphasis"><text:span text:style-name="T6"> escribe la información almacenada en el array PlayersChess y la vuelca sobre la base de datos SQLite utilizando JDBC.</text:span></text:span></text:p>
      <text:p text:style-name="P2"><text:span text:style-name="Strong_20_Emphasis"><text:span text:style-name="T8">El metodo “readPlayersToDB_usingJDBC”</text:span></text:span><text:span text:style-name="Strong_20_Emphasis"><text:span text:style-name="T6"> lee la información de la base de datos SQLite utilizando JDBC y la devuelve al array “PlayersChess”</text:span></text:span></text:p>
      <text:p text:style-name="P2"><text:span text:style-name="Strong_20_Emphasis"><text:span text:style-name="T8">El metodo “dumpDataFromSQLiteToMongoDB”</text:span></text:span><text:span text:style-name="Strong_20_Emphasis"><text:span text:style-name="T6"> importa la información de los jugadores desde la base de datos SQLite a la base de datos MongoDB</text:span></text:span></text:p>
      <text:p text:style-name="P2"><text:span text:style-name="Strong_20_Emphasis"><text:span text:style-name="T8">El metodo “writePlayersToDB_usingMongoDB”</text:span></text:span><text:span text:style-name="Strong_20_Emphasis"><text:span text:style-name="T6"> coge la información del ArrayList y la introduce en la base de datos de MongoDB.</text:span></text:span></text:p>
      <text:p text:style-name="P2"><text:span text:style-name="Strong_20_Emphasis"><text:span text:style-name="T8">El metodo “listAllChessPlayersFromMongoDB”</text:span></text:span><text:span text:style-name="Strong_20_Emphasis"><text:span text:style-name="T6"> imprime por consola la informacion de todos los jugadores almacenados en la base de datos de MongoDB.</text:span></text:span></text:p>
      <text:p text:style-name="P2"><text:span text:style-name="Strong_20_Emphasis"><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1T09:50:49.733000000</meta:creation-date>
    <dc:date>2023-11-21T12:49:25.216000000</dc:date>
    <meta:editing-duration>PT2H58M36S</meta:editing-duration>
    <meta:editing-cycles>2</meta:editing-cycles>
    <meta:generator>LibreOffice/7.6.2.1$Windows_X86_64 LibreOffice_project/56f7684011345957bbf33a7ee678afaf4d2ba333</meta:generator>
    <meta:document-statistic meta:table-count="0" meta:image-count="0" meta:object-count="0" meta:page-count="5" meta:paragraph-count="59" meta:word-count="993" meta:character-count="6338" meta:non-whitespace-character-count="5403"/>
  </office:meta>
</office:document-meta>
</file>